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66FF99"/>
    </style:style>
    <style:style style:name="co1" style:family="table-column">
      <style:table-column-properties fo:break-before="auto" style:column-width="3.35138888888889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68111111111111cm"/>
    </style:style>
    <style:style style:name="co4" style:family="table-column">
      <style:table-column-properties fo:break-before="auto" style:column-width="2.52236111111111cm"/>
    </style:style>
    <style:style style:name="co5" style:family="table-column">
      <style:table-column-properties fo:break-before="auto" style:column-width="3.63361111111111cm"/>
    </style:style>
    <style:style style:name="co6" style:family="table-column">
      <style:table-column-properties fo:break-before="auto" style:column-width="4.56847222222222cm"/>
    </style:style>
    <style:style style:name="co7" style:family="table-column">
      <style:table-column-properties fo:break-before="auto" style:column-width="4.7272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imulations_22_3_2018" table:style-name="ta1">
        <table:shapes>
          <draw:frame draw:z-index="1" draw:id="id0" draw:style-name="a0" draw:name="Diagramm 1" svg:x="0.03268in" svg:y="3.09527in" svg:width="10.67087in" svg:height="3.5448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Diagramm 2" svg:x="10.99921in" svg:y="3.06378in" svg:width="7.74843in" svg:height="3.54488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1">
            <text:p>Waveformgenerator</text:p>
          </table:table-cell>
          <table:table-cell office:value-type="string" table:style-name="ce1">
            <text:p>Vpp</text:p>
          </table:table-cell>
          <table:table-cell office:value-type="string" table:style-name="ce1">
            <text:p>Ipp(real)</text:p>
          </table:table-cell>
          <table:table-cell office:value-type="string" table:style-name="ce1">
            <text:p>Vpp(real)</text:p>
          </table:table-cell>
          <table:table-cell office:value-type="string" table:style-name="ce1">
            <text:p>Imax(real)</text:p>
          </table:table-cell>
          <table:table-cell office:value-type="string" table:style-name="ce1">
            <text:p>Vmax(real)</text:p>
          </table:table-cell>
          <table:table-cell office:value-type="string" table:style-name="ce1">
            <text:p>Ueff(real)</text:p>
          </table:table-cell>
          <table:table-cell office:value-type="string" table:style-name="ce1">
            <text:p>Ieff(real)</text:p>
          </table:table-cell>
          <table:table-cell office:value-type="string" table:style-name="ce1">
            <text:p>Ueff(measured)</text:p>
          </table:table-cell>
          <table:table-cell office:value-type="string" table:style-name="ce1">
            <text:p>Ieff(measured)</text:p>
          </table:table-cell>
          <table:table-cell office:value-type="string" table:style-name="ce1">
            <text:p>P(real)</text:p>
          </table:table-cell>
          <table:table-cell office:value-type="string" table:style-name="ce1">
            <text:p>P(measured)</text:p>
          </table:table-cell>
          <table:table-cell office:value-type="string" table:style-name="ce1">
            <text:p>Error[%]</text:p>
          </table:table-cell>
          <table:table-cell table:number-columns-repeated="3" table:style-name="ce1"/>
          <table:table-cell office:value-type="string" table:style-name="ce1">
            <text:p>Vpp to Ipp(real) calculation</text:p>
          </table:table-cell>
          <table:table-cell office:value-type="string" table:style-name="ce1">
            <text:p>Vpp to Vpp(real) calculation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0.01" table:style-name="ce1">
            <text:p>0,01</text:p>
          </table:table-cell>
          <table:table-cell office:value-type="float" office:value="0.38461538461538458" table:formula="of:=[.B2]*[.$Q$2]" table:style-name="ce1">
            <text:p>0,384615385</text:p>
          </table:table-cell>
          <table:table-cell office:value-type="float" office:value="12.355679012345679" table:formula="of:=[.B2]*[.$R$2]" table:style-name="ce1">
            <text:p>12,35567901</text:p>
          </table:table-cell>
          <table:table-cell office:value-type="float" office:value="0.19230769230769229" table:formula="of:=[.C2]/2" table:style-name="ce1">
            <text:p>0,192307692</text:p>
          </table:table-cell>
          <table:table-cell office:value-type="float" office:value="6.1778395061728393" table:formula="of:=[.D2]/2" table:style-name="ce1">
            <text:p>6,177839506</text:p>
          </table:table-cell>
          <table:table-cell office:value-type="float" office:value="4.3683922078969664" table:formula="of:=[.F2]/SQRT(2)" table:style-name="ce1">
            <text:p>4,368392208</text:p>
          </table:table-cell>
          <table:table-cell office:value-type="float" office:value="0.13598207330510528" table:formula="of:=[.E2]/SQRT(2)" table:style-name="ce1">
            <text:p>0,135982073</text:p>
          </table:table-cell>
          <table:table-cell office:value-type="float" office:value="4.3266386729999997" table:style-name="ce1">
            <text:p>4,326638673</text:p>
          </table:table-cell>
          <table:table-cell office:value-type="float" office:value="0.13540246" table:style-name="ce1">
            <text:p>0,13540246</text:p>
          </table:table-cell>
          <table:table-cell office:value-type="float" office:value="0.59402302943969598" table:formula="of:=[.G2]*[.H2]" table:style-name="ce1">
            <text:p>0,594023029</text:p>
          </table:table-cell>
          <table:table-cell office:value-type="float" office:value="0" table:style-name="ce1">
            <text:p>0</text:p>
          </table:table-cell>
          <table:table-cell office:value-type="float" office:value="-100" table:formula="of:=([.L2]/[.K2]-1)*100" table:style-name="ce1">
            <text:p>-100</text:p>
          </table:table-cell>
          <table:table-cell table:number-columns-repeated="3" table:style-name="ce1"/>
          <table:table-cell office:value-type="float" office:value="38.46153846153846" table:formula="of:=1000/26" table:style-name="ce1">
            <text:p>38,46153846</text:p>
          </table:table-cell>
          <table:table-cell office:value-type="float" office:value="1235.5679012345679" table:formula="of:=1000810/810" table:style-name="ce1">
            <text:p>1235,567901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0.02" table:style-name="ce1">
            <text:p>0,02</text:p>
          </table:table-cell>
          <table:table-cell office:value-type="float" office:value="0.76923076923076916" table:formula="of:=[.B3]*[.$Q$2]" table:style-name="ce1">
            <text:p>0,769230769</text:p>
          </table:table-cell>
          <table:table-cell office:value-type="float" office:value="24.711358024691357" table:formula="of:=[.B3]*[.$R$2]" table:style-name="ce1">
            <text:p>24,71135802</text:p>
          </table:table-cell>
          <table:table-cell office:value-type="float" office:value="0.38461538461538458" table:formula="of:=[.C3]/2" table:style-name="ce1">
            <text:p>0,384615385</text:p>
          </table:table-cell>
          <table:table-cell office:value-type="float" office:value="12.355679012345679" table:formula="of:=[.D3]/2" table:style-name="ce1">
            <text:p>12,35567901</text:p>
          </table:table-cell>
          <table:table-cell office:value-type="float" office:value="8.7367844157939327" table:formula="of:=[.F3]/SQRT(2)" table:style-name="ce1">
            <text:p>8,736784416</text:p>
          </table:table-cell>
          <table:table-cell office:value-type="float" office:value="0.27196414661021057" table:formula="of:=[.E3]/SQRT(2)" table:style-name="ce1">
            <text:p>0,271964147</text:p>
          </table:table-cell>
          <table:table-cell office:value-type="float" office:value="8.6320779999999999" table:style-name="ce1">
            <text:p>8,632078</text:p>
          </table:table-cell>
          <table:table-cell office:value-type="float" office:value="0.273893" table:style-name="ce1">
            <text:p>0,273893</text:p>
          </table:table-cell>
          <table:table-cell office:value-type="float" office:value="2.3760921177587839" table:formula="of:=[.G3]*[.H3]" table:style-name="ce1">
            <text:p>2,376092118</text:p>
          </table:table-cell>
          <table:table-cell office:value-type="float" office:value="0" table:style-name="ce1">
            <text:p>0</text:p>
          </table:table-cell>
          <table:table-cell office:value-type="float" office:value="-100" table:formula="of:=([.L3]/[.K3]-1)*100" table:style-name="ce1">
            <text:p>-100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1.1538461538461537" table:formula="of:=[.B4]*[.$Q$2]" table:style-name="ce1">
            <text:p>1,153846154</text:p>
          </table:table-cell>
          <table:table-cell office:value-type="float" office:value="37.067037037037032" table:formula="of:=[.B4]*[.$R$2]" table:style-name="ce1">
            <text:p>37,06703704</text:p>
          </table:table-cell>
          <table:table-cell office:value-type="float" office:value="0.57692307692307687" table:formula="of:=[.C4]/2" table:style-name="ce1">
            <text:p>0,576923077</text:p>
          </table:table-cell>
          <table:table-cell office:value-type="float" office:value="18.533518518518516" table:formula="of:=[.D4]/2" table:style-name="ce1">
            <text:p>18,53351852</text:p>
          </table:table-cell>
          <table:table-cell office:value-type="float" office:value="13.105176623690898" table:formula="of:=[.F4]/SQRT(2)" table:style-name="ce1">
            <text:p>13,10517662</text:p>
          </table:table-cell>
          <table:table-cell office:value-type="float" office:value="0.40794621991531582" table:formula="of:=[.E4]/SQRT(2)" table:style-name="ce1">
            <text:p>0,40794622</text:p>
          </table:table-cell>
          <table:table-cell office:value-type="float" office:value="13.099072" table:style-name="ce1">
            <text:p>13,099072</text:p>
          </table:table-cell>
          <table:table-cell office:value-type="float" office:value="0.40945599999999999" table:style-name="ce1">
            <text:p>0,409456</text:p>
          </table:table-cell>
          <table:table-cell office:value-type="float" office:value="5.346207264957263" table:formula="of:=[.G4]*[.H4]" table:style-name="ce1">
            <text:p>5,346207265</text:p>
          </table:table-cell>
          <table:table-cell office:value-type="float" office:value="5.1609600000000002" table:style-name="ce1">
            <text:p>5,16096</text:p>
          </table:table-cell>
          <table:table-cell office:value-type="float" office:value="-3.4650221320729813" table:formula="of:=([.L4]/[.K4]-1)*100" table:style-name="ce1">
            <text:p>-3,465022132</text:p>
          </table:table-cell>
          <table:table-cell table:number-columns-repeated="3" table:style-name="ce1"/>
          <table:table-cell office:value-type="string" table:style-name="ce1">
            <text:p>All values labeled „real“ are the calculated values by hand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1.5384615384615383" table:formula="of:=[.B5]*[.$Q$2]" table:style-name="ce1">
            <text:p>1,538461538</text:p>
          </table:table-cell>
          <table:table-cell office:value-type="float" office:value="49.422716049382714" table:formula="of:=[.B5]*[.$R$2]" table:style-name="ce1">
            <text:p>49,42271605</text:p>
          </table:table-cell>
          <table:table-cell office:value-type="float" office:value="0.76923076923076916" table:formula="of:=[.C5]/2" table:style-name="ce1">
            <text:p>0,769230769</text:p>
          </table:table-cell>
          <table:table-cell office:value-type="float" office:value="24.711358024691357" table:formula="of:=[.D5]/2" table:style-name="ce1">
            <text:p>24,71135802</text:p>
          </table:table-cell>
          <table:table-cell office:value-type="float" office:value="17.473568831587865" table:formula="of:=[.F5]/SQRT(2)" table:style-name="ce1">
            <text:p>17,47356883</text:p>
          </table:table-cell>
          <table:table-cell office:value-type="float" office:value="0.54392829322042113" table:formula="of:=[.E5]/SQRT(2)" table:style-name="ce1">
            <text:p>0,543928293</text:p>
          </table:table-cell>
          <table:table-cell office:value-type="float" office:value="17.602238" table:style-name="ce1">
            <text:p>17,602238</text:p>
          </table:table-cell>
          <table:table-cell office:value-type="float" office:value="0.55055200000000004" table:style-name="ce1">
            <text:p>0,550552</text:p>
          </table:table-cell>
          <table:table-cell office:value-type="float" office:value="9.5043684710351357" table:formula="of:=[.G5]*[.H5]" table:style-name="ce1">
            <text:p>9,504368471</text:p>
          </table:table-cell>
          <table:table-cell office:value-type="float" office:value="7.7414399999999999" table:style-name="ce1">
            <text:p>7,74144</text:p>
          </table:table-cell>
          <table:table-cell office:value-type="float" office:value="-18.548612423936596" table:formula="of:=([.L5]/[.K5]-1)*100" table:style-name="ce1">
            <text:p>-18,54861242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0.05" table:style-name="ce1">
            <text:p>0,05</text:p>
          </table:table-cell>
          <table:table-cell office:value-type="float" office:value="1.9230769230769231" table:formula="of:=[.B6]*[.$Q$2]" table:style-name="ce1">
            <text:p>1,923076923</text:p>
          </table:table-cell>
          <table:table-cell office:value-type="float" office:value="61.778395061728396" table:formula="of:=[.B6]*[.$R$2]" table:style-name="ce1">
            <text:p>61,77839506</text:p>
          </table:table-cell>
          <table:table-cell office:value-type="float" office:value="0.96153846153846156" table:formula="of:=[.C6]/2" table:style-name="ce1">
            <text:p>0,961538462</text:p>
          </table:table-cell>
          <table:table-cell office:value-type="float" office:value="30.889197530864198" table:formula="of:=[.D6]/2" table:style-name="ce1">
            <text:p>30,88919753</text:p>
          </table:table-cell>
          <table:table-cell office:value-type="float" office:value="21.841961039484833" table:formula="of:=[.F6]/SQRT(2)" table:style-name="ce1">
            <text:p>21,84196104</text:p>
          </table:table-cell>
          <table:table-cell office:value-type="float" office:value="0.67991036652552639" table:formula="of:=[.E6]/SQRT(2)" table:style-name="ce1">
            <text:p>0,679910367</text:p>
          </table:table-cell>
          <table:table-cell office:value-type="float" office:value="21.646688000000001" table:style-name="ce1">
            <text:p>21,646688</text:p>
          </table:table-cell>
          <table:table-cell office:value-type="float" office:value="0.68611500000000003" table:style-name="ce1">
            <text:p>0,686115</text:p>
          </table:table-cell>
          <table:table-cell office:value-type="float" office:value="14.8505757359924" table:formula="of:=[.G6]*[.H6]" table:style-name="ce1">
            <text:p>14,85057574</text:p>
          </table:table-cell>
          <table:table-cell office:value-type="float" office:value="12.9024" table:style-name="ce1">
            <text:p>12,9024</text:p>
          </table:table-cell>
          <table:table-cell office:value-type="float" office:value="-13.118519918865701" table:formula="of:=([.L6]/[.K6]-1)*100" table:style-name="ce1">
            <text:p>-13,11851992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0.06" table:style-name="ce1">
            <text:p>0,06</text:p>
          </table:table-cell>
          <table:table-cell office:value-type="float" office:value="2.3076923076923075" table:formula="of:=[.B7]*[.$Q$2]" table:style-name="ce1">
            <text:p>2,307692308</text:p>
          </table:table-cell>
          <table:table-cell office:value-type="float" office:value="74.134074074074064" table:formula="of:=[.B7]*[.$R$2]" table:style-name="ce1">
            <text:p>74,13407407</text:p>
          </table:table-cell>
          <table:table-cell office:value-type="float" office:value="1.1538461538461537" table:formula="of:=[.C7]/2" table:style-name="ce1">
            <text:p>1,153846154</text:p>
          </table:table-cell>
          <table:table-cell office:value-type="float" office:value="37.067037037037032" table:formula="of:=[.D7]/2" table:style-name="ce1">
            <text:p>37,06703704</text:p>
          </table:table-cell>
          <table:table-cell office:value-type="float" office:value="26.210353247381796" table:formula="of:=[.F7]/SQRT(2)" table:style-name="ce1">
            <text:p>26,21035325</text:p>
          </table:table-cell>
          <table:table-cell office:value-type="float" office:value="0.81589243983063164" table:formula="of:=[.E7]/SQRT(2)" table:style-name="ce1">
            <text:p>0,81589244</text:p>
          </table:table-cell>
          <table:table-cell office:value-type="float" office:value="26.101562999999999" table:style-name="ce1">
            <text:p>26,101563</text:p>
          </table:table-cell>
          <table:table-cell office:value-type="float" office:value="0.82445500000000005" table:style-name="ce1">
            <text:p>0,824455</text:p>
          </table:table-cell>
          <table:table-cell office:value-type="float" office:value="21.384829059829052" table:formula="of:=[.G7]*[.H7]" table:style-name="ce1">
            <text:p>21,38482906</text:p>
          </table:table-cell>
          <table:table-cell office:value-type="float" office:value="20.643840000000001" table:style-name="ce1">
            <text:p>20,64384</text:p>
          </table:table-cell>
          <table:table-cell office:value-type="float" office:value="-3.4650221320729813" table:formula="of:=([.L7]/[.K7]-1)*100" table:style-name="ce1">
            <text:p>-3,465022132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7.0000000000000007E-2" table:style-name="ce1">
            <text:p>0,07</text:p>
          </table:table-cell>
          <table:table-cell office:value-type="float" office:value="2.6923076923076925" table:formula="of:=[.B8]*[.$Q$2]" table:style-name="ce1">
            <text:p>2,692307692</text:p>
          </table:table-cell>
          <table:table-cell office:value-type="float" office:value="86.489753086419768" table:formula="of:=[.B8]*[.$R$2]" table:style-name="ce1">
            <text:p>86,48975309</text:p>
          </table:table-cell>
          <table:table-cell office:value-type="float" office:value="1.3461538461538463" table:formula="of:=[.C8]/2" table:style-name="ce1">
            <text:p>1,346153846</text:p>
          </table:table-cell>
          <table:table-cell office:value-type="float" office:value="43.244876543209884" table:formula="of:=[.D8]/2" table:style-name="ce1">
            <text:p>43,24487654</text:p>
          </table:table-cell>
          <table:table-cell office:value-type="float" office:value="30.578745455278771" table:formula="of:=[.F8]/SQRT(2)" table:style-name="ce1">
            <text:p>30,57874546</text:p>
          </table:table-cell>
          <table:table-cell office:value-type="float" office:value="0.95187451313573701" table:formula="of:=[.E8]/SQRT(2)" table:style-name="ce1">
            <text:p>0,951874513</text:p>
          </table:table-cell>
          <table:table-cell office:value-type="float" office:value="30.677164999999999" table:style-name="ce1">
            <text:p>30,677165</text:p>
          </table:table-cell>
          <table:table-cell office:value-type="float" office:value="0.962785" table:style-name="ce1">
            <text:p>0,962785</text:p>
          </table:table-cell>
          <table:table-cell office:value-type="float" office:value="29.107128442545111" table:formula="of:=[.G8]*[.H8]" table:style-name="ce1">
            <text:p>29,10712844</text:p>
          </table:table-cell>
          <table:table-cell office:value-type="float" office:value="28.385280000000002" table:style-name="ce1">
            <text:p>28,38528</text:p>
          </table:table-cell>
          <table:table-cell office:value-type="float" office:value="-2.4799713375023402" table:formula="of:=([.L8]/[.K8]-1)*100" table:style-name="ce1">
            <text:p>-2,479971338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0.08" table:style-name="ce1">
            <text:p>0,08</text:p>
          </table:table-cell>
          <table:table-cell office:value-type="float" office:value="3.0769230769230766" table:formula="of:=[.B9]*[.$Q$2]" table:style-name="ce1">
            <text:p>3,076923077</text:p>
          </table:table-cell>
          <table:table-cell office:value-type="float" office:value="98.845432098765428" table:formula="of:=[.B9]*[.$R$2]" table:style-name="ce1">
            <text:p>98,8454321</text:p>
          </table:table-cell>
          <table:table-cell office:value-type="float" office:value="1.5384615384615383" table:formula="of:=[.C9]/2" table:style-name="ce1">
            <text:p>1,538461538</text:p>
          </table:table-cell>
          <table:table-cell office:value-type="float" office:value="49.422716049382714" table:formula="of:=[.D9]/2" table:style-name="ce1">
            <text:p>49,42271605</text:p>
          </table:table-cell>
          <table:table-cell office:value-type="float" office:value="34.947137663175731" table:formula="of:=[.F9]/SQRT(2)" table:style-name="ce1">
            <text:p>34,94713766</text:p>
          </table:table-cell>
          <table:table-cell office:value-type="float" office:value="1.0878565864408423" table:formula="of:=[.E9]/SQRT(2)" table:style-name="ce1">
            <text:p>1,087856586</text:p>
          </table:table-cell>
          <table:table-cell office:value-type="float" office:value="35.228668999999996" table:style-name="ce1">
            <text:p>35,228669</text:p>
          </table:table-cell>
          <table:table-cell office:value-type="float" office:value="1.1011139999999999" table:style-name="ce1">
            <text:p>1,101114</text:p>
          </table:table-cell>
          <table:table-cell office:value-type="float" office:value="38.017473884140543" table:formula="of:=[.G9]*[.H9]" table:style-name="ce1">
            <text:p>38,01747388</text:p>
          </table:table-cell>
          <table:table-cell office:value-type="float" office:value="36.126719999999999" table:style-name="ce1">
            <text:p>36,12672</text:p>
          </table:table-cell>
          <table:table-cell office:value-type="float" office:value="-4.9733811612593604" table:formula="of:=([.L9]/[.K9]-1)*100" table:style-name="ce1">
            <text:p>-4,973381161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0.09" table:style-name="ce1">
            <text:p>0,09</text:p>
          </table:table-cell>
          <table:table-cell office:value-type="float" office:value="3.4615384615384612" table:formula="of:=[.B10]*[.$Q$2]" table:style-name="ce1">
            <text:p>3,461538462</text:p>
          </table:table-cell>
          <table:table-cell office:value-type="float" office:value="111.2011111111111" table:formula="of:=[.B10]*[.$R$2]" table:style-name="ce1">
            <text:p>111,2011111</text:p>
          </table:table-cell>
          <table:table-cell office:value-type="float" office:value="1.7307692307692306" table:formula="of:=[.C10]/2" table:style-name="ce1">
            <text:p>1,730769231</text:p>
          </table:table-cell>
          <table:table-cell office:value-type="float" office:value="55.600555555555552" table:formula="of:=[.D10]/2" table:style-name="ce1">
            <text:p>55,60055556</text:p>
          </table:table-cell>
          <table:table-cell office:value-type="float" office:value="39.315529871072698" table:formula="of:=[.F10]/SQRT(2)" table:style-name="ce1">
            <text:p>39,31552987</text:p>
          </table:table-cell>
          <table:table-cell office:value-type="float" office:value="1.2238386597459474" table:formula="of:=[.E10]/SQRT(2)" table:style-name="ce1">
            <text:p>1,22383866</text:p>
          </table:table-cell>
          <table:table-cell office:value-type="float" office:value="38.886744999999998" table:style-name="ce1">
            <text:p>38,886745</text:p>
          </table:table-cell>
          <table:table-cell office:value-type="float" office:value="1.239444" table:style-name="ce1">
            <text:p>1,239444</text:p>
          </table:table-cell>
          <table:table-cell office:value-type="float" office:value="48.115865384615368" table:formula="of:=[.G10]*[.H10]" table:style-name="ce1">
            <text:p>48,11586538</text:p>
          </table:table-cell>
          <table:table-cell office:value-type="float" office:value="46.448639999999997" table:style-name="ce1">
            <text:p>46,44864</text:p>
          </table:table-cell>
          <table:table-cell office:value-type="float" office:value="-3.4650221320729924" table:formula="of:=([.L10]/[.K10]-1)*100" table:style-name="ce1">
            <text:p>-3,46502213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office:value-type="float" office:value="0.1" table:style-name="ce3">
            <text:p>0,1</text:p>
          </table:table-cell>
          <table:table-cell office:value-type="float" office:value="3.8461538461538463" table:formula="of:=[.B11]*[.$Q$2]" table:style-name="ce3">
            <text:p>3,846153846</text:p>
          </table:table-cell>
          <table:table-cell office:value-type="float" office:value="123.55679012345679" table:formula="of:=[.B11]*[.$R$2]" table:style-name="ce3">
            <text:p>123,5567901</text:p>
          </table:table-cell>
          <table:table-cell office:value-type="float" office:value="1.9230769230769231" table:formula="of:=[.C11]/2" table:style-name="ce1">
            <text:p>1,923076923</text:p>
          </table:table-cell>
          <table:table-cell office:value-type="float" office:value="61.778395061728396" table:formula="of:=[.D11]/2" table:style-name="ce1">
            <text:p>61,77839506</text:p>
          </table:table-cell>
          <table:table-cell office:value-type="float" office:value="43.683922078969665" table:formula="of:=[.F11]/SQRT(2)" table:style-name="ce1">
            <text:p>43,68392208</text:p>
          </table:table-cell>
          <table:table-cell office:value-type="float" office:value="1.3598207330510528" table:formula="of:=[.E11]/SQRT(2)" table:style-name="ce1">
            <text:p>1,359820733</text:p>
          </table:table-cell>
          <table:table-cell office:value-type="float" office:value="43.124312000000003" table:style-name="ce1">
            <text:p>43,124312</text:p>
          </table:table-cell>
          <table:table-cell office:value-type="float" office:value="1.3777740000000001" table:style-name="ce1">
            <text:p>1,377774</text:p>
          </table:table-cell>
          <table:table-cell office:value-type="float" office:value="59.402302943969602" table:formula="of:=[.G11]*[.H11]" table:style-name="ce1">
            <text:p>59,40230294</text:p>
          </table:table-cell>
          <table:table-cell office:value-type="float" office:value="59.351039999999998" table:style-name="ce1">
            <text:p>59,35104</text:p>
          </table:table-cell>
          <table:table-cell office:value-type="float" office:value="-8.6297906695564919E-2" table:formula="of:=([.L11]/[.K11]-1)*100" table:style-name="ce1">
            <text:p>-0,086297907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0.11" table:style-name="ce1">
            <text:p>0,11</text:p>
          </table:table-cell>
          <table:table-cell office:value-type="float" office:value="4.2307692307692308" table:formula="of:=[.B12]*[.$Q$2]" table:style-name="ce1">
            <text:p>4,230769231</text:p>
          </table:table-cell>
          <table:table-cell office:value-type="float" office:value="135.91246913580247" table:formula="of:=[.B12]*[.$R$2]" table:style-name="ce1">
            <text:p>135,9124691</text:p>
          </table:table-cell>
          <table:table-cell office:value-type="float" office:value="2.1153846153846154" table:formula="of:=[.C12]/2" table:style-name="ce1">
            <text:p>2,115384615</text:p>
          </table:table-cell>
          <table:table-cell office:value-type="float" office:value="67.956234567901234" table:formula="of:=[.D12]/2" table:style-name="ce1">
            <text:p>67,95623457</text:p>
          </table:table-cell>
          <table:table-cell office:value-type="float" office:value="48.052314286866633" table:formula="of:=[.F12]/SQRT(2)" table:style-name="ce1">
            <text:p>48,05231429</text:p>
          </table:table-cell>
          <table:table-cell office:value-type="float" office:value="1.4958028063561581" table:formula="of:=[.E12]/SQRT(2)" table:style-name="ce1">
            <text:p>1,495802806</text:p>
          </table:table-cell>
          <table:table-cell office:value-type="float" office:value="48.617486" table:style-name="ce1">
            <text:p>48,617486</text:p>
          </table:table-cell>
          <table:table-cell office:value-type="float" office:value="1.513347" table:style-name="ce1">
            <text:p>1,513347</text:p>
          </table:table-cell>
          <table:table-cell office:value-type="float" office:value="71.876786562203222" table:formula="of:=[.G12]*[.H12]" table:style-name="ce1">
            <text:p>71,87678656</text:p>
          </table:table-cell>
          <table:table-cell office:value-type="float" office:value="72.253439999999998" table:style-name="ce1">
            <text:p>72,25344</text:p>
          </table:table-cell>
          <table:table-cell office:value-type="float" office:value="0.52402654015537564" table:formula="of:=([.L12]/[.K12]-1)*100" table:style-name="ce1">
            <text:p>0,5240265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0.12" table:style-name="ce1">
            <text:p>0,12</text:p>
          </table:table-cell>
          <table:table-cell office:value-type="float" office:value="4.615384615384615" table:formula="of:=[.B13]*[.$Q$2]" table:style-name="ce1">
            <text:p>4,615384615</text:p>
          </table:table-cell>
          <table:table-cell office:value-type="float" office:value="148.26814814814813" table:formula="of:=[.B13]*[.$R$2]" table:style-name="ce1">
            <text:p>148,2681481</text:p>
          </table:table-cell>
          <table:table-cell office:value-type="float" office:value="2.3076923076923075" table:formula="of:=[.C13]/2" table:style-name="ce1">
            <text:p>2,307692308</text:p>
          </table:table-cell>
          <table:table-cell office:value-type="float" office:value="74.134074074074064" table:formula="of:=[.D13]/2" table:style-name="ce1">
            <text:p>74,13407407</text:p>
          </table:table-cell>
          <table:table-cell office:value-type="float" office:value="52.420706494763593" table:formula="of:=[.F13]/SQRT(2)" table:style-name="ce1">
            <text:p>52,42070649</text:p>
          </table:table-cell>
          <table:table-cell office:value-type="float" office:value="1.6317848796612633" table:formula="of:=[.E13]/SQRT(2)" table:style-name="ce1">
            <text:p>1,63178488</text:p>
          </table:table-cell>
          <table:table-cell office:value-type="float" office:value="52.360072000000002" table:style-name="ce1">
            <text:p>52,360072</text:p>
          </table:table-cell>
          <table:table-cell office:value-type="float" office:value="1.6516770000000001" table:style-name="ce1">
            <text:p>1,651677</text:p>
          </table:table-cell>
          <table:table-cell office:value-type="float" office:value="85.539316239316207" table:formula="of:=[.G13]*[.H13]" table:style-name="ce1">
            <text:p>85,53931624</text:p>
          </table:table-cell>
          <table:table-cell office:value-type="float" office:value="85.155839999999998" table:style-name="ce1">
            <text:p>85,15584</text:p>
          </table:table-cell>
          <table:table-cell office:value-type="float" office:value="-0.44830407370026748" table:formula="of:=([.L13]/[.K13]-1)*100" table:style-name="ce1">
            <text:p>-0,44830407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0.13" table:style-name="ce1">
            <text:p>0,13</text:p>
          </table:table-cell>
          <table:table-cell office:value-type="float" office:value="5" table:formula="of:=[.B14]*[.$Q$2]" table:style-name="ce1">
            <text:p>5</text:p>
          </table:table-cell>
          <table:table-cell office:value-type="float" office:value="160.62382716049385" table:formula="of:=[.B14]*[.$R$2]" table:style-name="ce1">
            <text:p>160,6238272</text:p>
          </table:table-cell>
          <table:table-cell office:value-type="float" office:value="2.5" table:formula="of:=[.C14]/2" table:style-name="ce1">
            <text:p>2,5</text:p>
          </table:table-cell>
          <table:table-cell office:value-type="float" office:value="80.311913580246923" table:formula="of:=[.D14]/2" table:style-name="ce1">
            <text:p>80,31191358</text:p>
          </table:table-cell>
          <table:table-cell office:value-type="float" office:value="56.789098702660574" table:formula="of:=[.F14]/SQRT(2)" table:style-name="ce1">
            <text:p>56,7890987</text:p>
          </table:table-cell>
          <table:table-cell office:value-type="float" office:value="1.7677669529663687" table:formula="of:=[.E14]/SQRT(2)" table:style-name="ce1">
            <text:p>1,767766953</text:p>
          </table:table-cell>
          <table:table-cell office:value-type="float" office:value="56.452812999999999" table:style-name="ce1">
            <text:p>56,452813</text:p>
          </table:table-cell>
          <table:table-cell office:value-type="float" office:value="1.7872399999999999" table:style-name="ce1">
            <text:p>1,78724</text:p>
          </table:table-cell>
          <table:table-cell office:value-type="float" office:value="100.38989197530864" table:formula="of:=[.G14]*[.H14]" table:style-name="ce1">
            <text:p>100,389892</text:p>
          </table:table-cell>
          <table:table-cell office:value-type="float" office:value="100.63872000000001" table:style-name="ce1">
            <text:p>100,63872</text:p>
          </table:table-cell>
          <table:table-cell office:value-type="float" office:value="0.24786163207801692" table:formula="of:=([.L14]/[.K14]-1)*100" table:style-name="ce1">
            <text:p>0,247861632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0.14000000000000001" table:style-name="ce1">
            <text:p>0,14</text:p>
          </table:table-cell>
          <table:table-cell office:value-type="float" office:value="5.384615384615385" table:formula="of:=[.B15]*[.$Q$2]" table:style-name="ce1">
            <text:p>5,384615385</text:p>
          </table:table-cell>
          <table:table-cell office:value-type="float" office:value="172.97950617283954" table:formula="of:=[.B15]*[.$R$2]" table:style-name="ce1">
            <text:p>172,9795062</text:p>
          </table:table-cell>
          <table:table-cell office:value-type="float" office:value="2.6923076923076925" table:formula="of:=[.C15]/2" table:style-name="ce1">
            <text:p>2,692307692</text:p>
          </table:table-cell>
          <table:table-cell office:value-type="float" office:value="86.489753086419768" table:formula="of:=[.D15]/2" table:style-name="ce1">
            <text:p>86,48975309</text:p>
          </table:table-cell>
          <table:table-cell office:value-type="float" office:value="61.157490910557541" table:formula="of:=[.F15]/SQRT(2)" table:style-name="ce1">
            <text:p>61,15749091</text:p>
          </table:table-cell>
          <table:table-cell office:value-type="float" office:value="1.903749026271474" table:formula="of:=[.E15]/SQRT(2)" table:style-name="ce1">
            <text:p>1,903749026</text:p>
          </table:table-cell>
          <table:table-cell office:value-type="float" office:value="61.535468000000002" table:style-name="ce1">
            <text:p>61,535468</text:p>
          </table:table-cell>
          <table:table-cell office:value-type="float" office:value="1.922803" table:style-name="ce1">
            <text:p>1,922803</text:p>
          </table:table-cell>
          <table:table-cell office:value-type="float" office:value="116.42851377018044" table:formula="of:=[.G15]*[.H15]" table:style-name="ce1">
            <text:p>116,4285138</text:p>
          </table:table-cell>
          <table:table-cell office:value-type="float" office:value="116.1216" table:style-name="ce1">
            <text:p>116,1216</text:p>
          </table:table-cell>
          <table:table-cell office:value-type="float" office:value="-0.26360704971830629" table:formula="of:=([.L15]/[.K15]-1)*100" table:style-name="ce1">
            <text:p>-0,26360705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0.15" table:style-name="ce1">
            <text:p>0,15</text:p>
          </table:table-cell>
          <table:table-cell office:value-type="float" office:value="5.7692307692307692" table:formula="of:=[.B16]*[.$Q$2]" table:style-name="ce1">
            <text:p>5,769230769</text:p>
          </table:table-cell>
          <table:table-cell office:value-type="float" office:value="185.33518518518517" table:formula="of:=[.B16]*[.$R$2]" table:style-name="ce1">
            <text:p>185,3351852</text:p>
          </table:table-cell>
          <table:table-cell office:value-type="float" office:value="2.8846153846153846" table:formula="of:=[.C16]/2" table:style-name="ce1">
            <text:p>2,884615385</text:p>
          </table:table-cell>
          <table:table-cell office:value-type="float" office:value="92.667592592592584" table:formula="of:=[.D16]/2" table:style-name="ce1">
            <text:p>92,66759259</text:p>
          </table:table-cell>
          <table:table-cell office:value-type="float" office:value="65.525883118454487" table:formula="of:=[.F16]/SQRT(2)" table:style-name="ce1">
            <text:p>65,52588312</text:p>
          </table:table-cell>
          <table:table-cell office:value-type="float" office:value="2.0397310995765792" table:formula="of:=[.E16]/SQRT(2)" table:style-name="ce1">
            <text:p>2,0397311</text:p>
          </table:table-cell>
          <table:table-cell office:value-type="float" office:value="64.626127999999994" table:style-name="ce1">
            <text:p>64,626128</text:p>
          </table:table-cell>
          <table:table-cell office:value-type="float" office:value="2.0638990000000002" table:style-name="ce1">
            <text:p>2,063899</text:p>
          </table:table-cell>
          <table:table-cell office:value-type="float" office:value="133.65518162393158" table:formula="of:=[.G16]*[.H16]" table:style-name="ce1">
            <text:p>133,6551816</text:p>
          </table:table-cell>
          <table:table-cell office:value-type="float" office:value="134.18495999999999" table:style-name="ce1">
            <text:p>134,18496</text:p>
          </table:table-cell>
          <table:table-cell office:value-type="float" office:value="0.3963769826440755" table:formula="of:=([.L16]/[.K16]-1)*100" table:style-name="ce1">
            <text:p>0,396376983</text:p>
          </table:table-cell>
          <table:table-cell table:number-columns-repeated="16371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dc:creator>Stefan</dc:creator>
    <meta:creation-date>2018-03-15T23:15:18Z</meta:creation-date>
    <dc:date>2018-03-26T11:53:02Z</dc:date>
    <meta:editing-cycles>8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314960629921pt" svg:width="768.3023622047244pt" chart:style-name="Crt0">
        <chart:title chart:style-name="CT00">
          <text:p text:style-name="a0" text:class-names="" text:cond-style-name="">Power Calibration Simulated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[W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pp[V]</text:p>
            </chart:title>
            <chart:categories table:cell-range-address="Simulations_22_3_2018.$B$2:.$B$16"/>
          </chart:axis>
          <chart:series chart:values-cell-range-address="Simulations_22_3_2018.$K$2:.$K$16" chart:class="chart:line" chart:attached-axis="primary-y" chart:style-name="G0S0">
            <chart:data-point chart:repeated="15"/>
          </chart:series>
          <chart:series chart:values-cell-range-address="Simulations_22_3_2018.$L$2:.$L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314960629921pt" svg:width="557.8866141732284pt" chart:style-name="Crt0">
        <chart:title chart:style-name="CT00">
          <text:p text:style-name="a0" text:class-names="" text:cond-style-name="">Error [%]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rror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pp[V]</text:p>
            </chart:title>
            <chart:categories table:cell-range-address="Simulations_22_3_2018.$B$2:.$B$16"/>
          </chart:axis>
          <chart:series chart:values-cell-range-address="Simulations_22_3_2018.$M$2:.$M$16" chart:class="chart:line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